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.009cm" svg:y="3.579cm">
            <draw:object draw:notify-on-update-of-ranges="Лист1.A3:Лист1.A6 Лист1.B3:Лист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731cm" svg:y="3.58cm">
            <draw:object draw:notify-on-update-of-ranges="Лист1.A3:Лист1.A6 Лист1.E3:Лист1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398cm" svg:y="12.982cm">
            <draw:object draw:notify-on-update-of-ranges="Лист1.A3:Лист1.A6 Лист1.D3:Лист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109041229084839" calcext:value-type="float">
            <text:p>1,09E-004</text:p>
          </table:table-cell>
          <table:table-cell office:value-type="float" office:value="-1.38777878078145E-017" calcext:value-type="float">
            <text:p>-1,39E-017</text:p>
          </table:table-cell>
          <table:table-cell office:value-type="float" office:value="0.0000000000524139343038854" calcext:value-type="float">
            <text:p>5,24E-011</text:p>
          </table:table-cell>
          <table:table-cell office:value-type="float" office:value="0.0000046980772265004" calcext:value-type="float">
            <text:p>4,70E-0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2396472493571" calcext:value-type="float">
            <text:p>2,40E-005</text:p>
          </table:table-cell>
          <table:table-cell office:value-type="float" office:value="-1.38777878078145E-017" calcext:value-type="float">
            <text:p>-1,39E-017</text:p>
          </table:table-cell>
          <table:table-cell office:value-type="float" office:value="0.0000000000355782348027134" calcext:value-type="float">
            <text:p>3,56E-011</text:p>
          </table:table-cell>
          <table:table-cell office:value-type="float" office:value="0.00000117486636411202" calcext:value-type="float">
            <text:p>1,17E-00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00567231211900943" calcext:value-type="float">
            <text:p>5,67E-006</text:p>
          </table:table-cell>
          <table:table-cell office:value-type="float" office:value="4.57966997657877E-016" calcext:value-type="float">
            <text:p>4,58E-016</text:p>
          </table:table-cell>
          <table:table-cell office:value-type="float" office:value="0.0000000000152031859323998" calcext:value-type="float">
            <text:p>1,52E-011</text:p>
          </table:table-cell>
          <table:table-cell office:value-type="float" office:value="0.00000029373828086543" calcext:value-type="float">
            <text:p>2,94E-00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00138494047852156" calcext:value-type="float">
            <text:p>1,38E-006</text:p>
          </table:table-cell>
          <table:table-cell office:value-type="float" office:value="6.80011602582908E-016" calcext:value-type="float">
            <text:p>6,80E-016</text:p>
          </table:table-cell>
          <table:table-cell office:value-type="float" office:value="0.00000000000862492022246641" calcext:value-type="float">
            <text:p>8,62E-012</text:p>
          </table:table-cell>
          <table:table-cell office:value-type="float" office:value="0.0000000734359251880479" calcext:value-type="float">
            <text:p>7,34E-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5:03:14.745694021</meta:creation-date>
    <dc:date>2015-11-09T15:17:35.443476165</dc:date>
    <meta:editing-duration>PT4M18S</meta:editing-duration>
    <meta:editing-cycles>4</meta:editing-cycles>
    <meta:generator>LibreOffice/4.2.8.2$Linux_x86 LibreOffice_project/420m0$Build-2</meta:generator>
    <meta:document-statistic meta:table-count="1" meta:cell-count="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B6" svg:x="0.32cm" svg:y="0.18cm" svg:width="10.418cm" svg:height="8.64cm">
          <chartooo:coordinate-region svg:x="2.238cm" svg:y="0.38cm" svg:width="8.12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3:Лист1.B6" chart:class="chart:scatter">
            <chart:domain table:cell-range-address="Лист1.A3:Лист1.A6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3:Лист1.A6</svg:desc>
                </draw:g>
              </table:table-cell>
              <table:table-cell office:value-type="float" office:value="0.000109041229084839">
                <text:p>0.000109041229084839</text:p>
                <draw:g>
                  <svg:desc>Лист1.B3:Лист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2396472493571">
                <text:p>0.00002396472493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567231211900943">
                <text:p>0.00000567231211900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138494047852156">
                <text:p>0.00000138494047852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A6 Лист1.E3:Лист1.E6" svg:x="0.32cm" svg:y="0.18cm" svg:width="10.418cm" svg:height="8.64cm">
          <chartooo:coordinate-region svg:x="2.238cm" svg:y="0.38cm" svg:width="8.12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3:Лист1.E6" chart:class="chart:scatter">
            <chart:domain table:cell-range-address="Лист1.A3:Лист1.A6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3:Лист1.A6</svg:desc>
                </draw:g>
              </table:table-cell>
              <table:table-cell office:value-type="float" office:value="0.0000046980772265004">
                <text:p>0.0000046980772265004</text:p>
                <draw:g>
                  <svg:desc>Лист1.E3:Лист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117486636411202">
                <text:p>0.00000117486636411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29373828086543">
                <text:p>0.0000002937382808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734359251880479">
                <text:p>0.0000000734359251880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A6 Лист1.D3:Лист1.D6" svg:x="0.32cm" svg:y="0.18cm" svg:width="10.418cm" svg:height="8.64cm">
          <chartooo:coordinate-region svg:x="2.238cm" svg:y="0.379cm" svg:width="8.1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3:Лист1.D6" chart:class="chart:scatter">
            <chart:domain table:cell-range-address="Лист1.A3:Лист1.A6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3:Лист1.A6</svg:desc>
                </draw:g>
              </table:table-cell>
              <table:table-cell office:value-type="float" office:value="0.0000000000524139343038854">
                <text:p>0.0000000000524139343038854</text:p>
                <draw:g>
                  <svg:desc>Лист1.D3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00000355782348027134">
                <text:p>0.0000000000355782348027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0000152031859323998">
                <text:p>0.0000000000152031859323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0000862492022246641">
                <text:p>0.00000000000862492022246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